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1F2000000543B99E319AF6C5F4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《迭代算法》</text:span></text:p>
            <text:p text:style-name="P1"><text:span text:style-name="T1"/></text:p>
            <text:p text:style-name="P1"><text:span text:style-name="T1">在數值分析和人工智慧上的神奇用法</text:span><text:span text:style-name="T1"><text:line-break/></text:span><text:span text:style-name="T1"/></text:p>
            <text:p text:style-name="P1"><text:span text:style-name="T2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3</text:span><text:span text:style-name="T2">月</text:span><text:span text:style-name="T2">16</text:span><text:span text:style-name="T2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3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M演算法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3.731cm" svg:height="4cm" svg:x="2.6cm" svg:y="8.6cm">
          <draw:image xlink:href="Pictures/10000000000001F2000000543B99E319AF6C5F4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16T17:56:03.153000000</dc:date>
    <meta:editing-duration>P1DT23H37M38S</meta:editing-duration>
    <meta:editing-cycles>439</meta:editing-cycles>
    <meta:generator>LibreOffice/5.1.0.3$Windows_x86 LibreOffice_project/5e3e00a007d9b3b6efb6797a8b8e57b51ab1f737</meta:generator>
    <meta:document-statistic meta:object-count="46"/>
  </office:meta>
</office:document-meta>
</file>